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b2b2b2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4" office:value-type="string" calcext:value-type="string">
            <text:p>The CCI <text:span text:style-name="T1">Ontology</text:span></text:p>
          </table:table-cell>
          <table:table-cell table:style-name="ce4" office:value-type="string" calcext:value-type="string">
            <text:p>This work is licensed under a BSD license.</text:p>
          </table:table-cell>
          <table:table-cell table:style-name="ce4" office:value-type="string" calcext:value-type="string">
            <text:p>STFC</text:p>
          </table:table-cell>
          <table:table-cell table:style-name="ce7" office:value-type="string" calcext:value-type="string">
            <text:p>CCI Ontology</text:p>
          </table:table-cell>
          <table:table-cell table:style-name="ce5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4"/>
          <table:table-cell table:style-name="ce7" office:value-type="string" calcext:value-type="string">
            <text:p>This ontology represents the concept schemes used by the ESA Climate Change Initiative &lt;a href=http://cci.esa.int/&gt;CCI project&lt;/a&gt;.</text:p>
          </table:table-cell>
          <table:table-cell table:style-name="ce4" office:value-type="string" calcext:value-type="string">
            <text:p>&lt;h4&gt;Concept Schemes&lt;/h4&gt;&lt;p&gt;There is currently one concept scheme with six top concepts defined in this <text:span text:style-name="T1">ontology</text:span>: &lt;a <text:span text:style-name="T1">href</text:span>=#ECV&gt;<text:span text:style-name="T1">ecvs</text:span>&lt;/a&gt;, &lt;a <text:span text:style-name="T1">href</text:span>=#Frequency&gt;<text:span text:style-name="T1">frequency</text:span>&lt;/a&gt;, &lt;a <text:span text:style-name="T1">href</text:span>=#Org&gt;<text:span text:style-name="T1">orgs</text:span>&lt;/a&gt;, &lt;a <text:span text:style-name="T1">href</text:span>=#Platform&gt;platforms&lt;/a&gt;, &lt;a <text:span text:style-name="T1">href</text:span>=#Processing-Level&gt;processing levels&lt;/a&gt;, and &lt;a <text:span text:style-name="T1">href</text:span>=#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h5&gt;OWL Classes&lt;/h5&gt;&lt;img <text:span text:style-name="T1">src</text:span>=classes.svg /&gt;&lt;p&gt;&lt;/p&gt;</text:p>
          </table:table-cell>
          <table:table-cell table:style-name="ce4" office:value-type="string" calcext:value-type="string">
            <text:p>0.0.1</text:p>
          </table:table-cell>
          <table:table-cell table:style-name="ce4"/>
          <table:table-cell table:style-name="ce7" office:value-type="string" calcext:value-type="string">
            <text:p>Victoria Bennet</text:p>
          </table:table-cell>
          <table:table-cell table:style-name="ce6" table:number-columns-repeated="26"/>
          <table:table-cell table:number-columns-repeated="985"/>
        </table:table-row>
        <table:table-row table:style-name="ro1">
          <table:table-cell table:style-name="ce1" office:value-type="string" calcext:value-type="string">
            <text:p>cciCS</text:p>
          </table:table-cell>
          <table:table-cell table:style-name="ce5" table:number-columns-repeated="3"/>
          <table:table-cell table:style-name="ce7" office:value-type="string" calcext:value-type="string">
            <text:p>CCI Concept Scheme</text:p>
          </table:table-cell>
          <table:table-cell table:style-name="ce7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4"/>
          <table:table-cell table:style-name="ce7" office:value-type="string" calcext:value-type="string">
            <text:p>This concept scheme represents the CCI DRS</text:p>
          </table:table-cell>
          <table:table-cell table:style-name="ce8"/>
          <table:table-cell table:style-name="ce4" office:value-type="string" calcext:value-type="string">
            <text:p>0.0.1</text:p>
          </table:table-cell>
          <table:table-cell table:style-name="ce4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>
          <table:table-cell/>
          <table:table-cell table:style-name="ce6" table:number-columns-repeated="38"/>
          <table:table-cell table:number-columns-repeated="985"/>
        </table:table-row>
        <table:table-row table:style-name="ro3" table:number-rows-repeated="21">
          <table:table-cell/>
          <table:table-cell table:style-name="ce6" table:number-columns-repeated="38"/>
          <table:table-cell table:number-columns-repeated="985"/>
        </table:table-row>
        <table:table-row table:style-name="ro4" table:number-rows-repeated="104854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8:21:49.607368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20T08:23:06.080442267</dc:date>
    <meta:editing-cycles>33</meta:editing-cycles>
    <meta:editing-duration>PT3H35M14S</meta:editing-duration>
    <meta:document-statistic meta:table-count="1" meta:cell-count="27" meta:object-count="0"/>
  </office:meta>
</office:document-meta>
</file>